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dd31" officeooo:paragraph-rsid="0009dd31"/>
    </style:style>
    <style:style style:name="P2" style:family="paragraph" style:parent-style-name="Standard" style:list-style-name="L1">
      <style:text-properties officeooo:rsid="0009dd31" officeooo:paragraph-rsid="000e2eee"/>
    </style:style>
    <style:style style:name="P3" style:family="paragraph" style:parent-style-name="Standard" style:list-style-name="L1">
      <style:paragraph-properties fo:margin-left="2.491cm" fo:margin-right="0cm" fo:text-indent="-0.635cm" style:auto-text-indent="false"/>
      <style:text-properties officeooo:rsid="0009dd31" officeooo:paragraph-rsid="0009dd31"/>
    </style:style>
    <style:style style:name="P4" style:family="paragraph" style:parent-style-name="Standard" style:list-style-name="L1">
      <style:paragraph-properties fo:margin-left="2.491cm" fo:margin-right="0cm" fo:text-indent="-0.635cm" style:auto-text-indent="false"/>
      <style:text-properties officeooo:rsid="0009dd31" officeooo:paragraph-rsid="000e2eee"/>
    </style:style>
    <style:style style:name="P5" style:family="paragraph" style:parent-style-name="Standard" style:list-style-name="L1">
      <style:paragraph-properties fo:margin-left="2.491cm" fo:margin-right="0cm" fo:text-indent="-0.635cm" style:auto-text-indent="false"/>
      <style:text-properties officeooo:rsid="000c0dfa" officeooo:paragraph-rsid="000e2eee"/>
    </style:style>
    <style:style style:name="P6" style:family="paragraph" style:parent-style-name="Standard" style:list-style-name="L1">
      <style:paragraph-properties fo:margin-left="2.491cm" fo:margin-right="0cm" fo:text-indent="-0.635cm" style:auto-text-indent="false"/>
      <style:text-properties officeooo:rsid="000e2eee" officeooo:paragraph-rsid="000e2eee"/>
    </style:style>
    <style:style style:name="P7" style:family="paragraph" style:parent-style-name="Standard" style:list-style-name="L1">
      <style:paragraph-properties fo:margin-left="2.491cm" fo:margin-right="0cm" fo:text-indent="-0.635cm" style:auto-text-indent="false"/>
      <style:text-properties officeooo:rsid="000f9274" officeooo:paragraph-rsid="000f9274"/>
    </style:style>
    <style:style style:name="P8" style:family="paragraph" style:parent-style-name="Standard" style:list-style-name="L1">
      <style:paragraph-properties fo:margin-left="2.491cm" fo:margin-right="0cm" fo:text-indent="-0.635cm" style:auto-text-indent="false"/>
      <style:text-properties officeooo:rsid="000a7833" officeooo:paragraph-rsid="000a7833"/>
    </style:style>
    <style:style style:name="P9" style:family="paragraph" style:parent-style-name="Standard" style:list-style-name="L1">
      <style:paragraph-properties fo:margin-left="2.491cm" fo:margin-right="0cm" fo:text-indent="-0.635cm" style:auto-text-indent="false"/>
      <style:text-properties officeooo:rsid="00125cdb" officeooo:paragraph-rsid="00125cdb"/>
    </style:style>
    <style:style style:name="P10" style:family="paragraph" style:parent-style-name="Standard" style:list-style-name="L1">
      <style:paragraph-properties fo:margin-left="2.491cm" fo:margin-right="0cm" fo:text-indent="-0.635cm" style:auto-text-indent="false"/>
      <style:text-properties officeooo:rsid="0012f7fb" officeooo:paragraph-rsid="0012f7fb"/>
    </style:style>
    <style:style style:name="P11" style:family="paragraph" style:parent-style-name="Standard" style:list-style-name="L1">
      <style:paragraph-properties fo:margin-left="2.491cm" fo:margin-right="0cm" fo:text-indent="-0.635cm" style:auto-text-indent="false"/>
      <style:text-properties officeooo:rsid="0014f201" officeooo:paragraph-rsid="0014f201"/>
    </style:style>
    <style:style style:name="P12" style:family="paragraph" style:parent-style-name="Standard" style:list-style-name="L1">
      <style:paragraph-properties fo:margin-left="1.245cm" fo:margin-right="0cm" fo:text-indent="-0.635cm" style:auto-text-indent="false"/>
      <style:text-properties officeooo:rsid="0009dd31" officeooo:paragraph-rsid="0009dd31"/>
    </style:style>
    <style:style style:name="P13" style:family="paragraph" style:parent-style-name="Standard" style:list-style-name="L1">
      <style:paragraph-properties fo:margin-left="1.245cm" fo:margin-right="0cm" fo:text-indent="-0.635cm" style:auto-text-indent="false"/>
      <style:text-properties officeooo:rsid="000a7833" officeooo:paragraph-rsid="000a7833"/>
    </style:style>
    <style:style style:name="P14" style:family="paragraph" style:parent-style-name="Standard" style:list-style-name="L1">
      <style:paragraph-properties fo:margin-left="1.245cm" fo:margin-right="0cm" fo:text-indent="-0.635cm" style:auto-text-indent="false"/>
      <style:text-properties officeooo:rsid="00115aa8" officeooo:paragraph-rsid="000c0dfa"/>
    </style:style>
    <style:style style:name="T1" style:family="text">
      <style:text-properties officeooo:rsid="000c8499"/>
    </style:style>
    <style:style style:name="T2" style:family="text">
      <style:text-properties officeooo:rsid="000e2eee"/>
    </style:style>
    <style:style style:name="T3" style:family="text">
      <style:text-properties officeooo:rsid="0012f7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617808616829666" text:style-name="L1">
        <text:list-item>
          <text:p text:style-name="P1">Bundesland</text:p>
        </text:list-item>
        <text:list-item>
          <text:p text:style-name="P11">Id</text:p>
        </text:list-item>
        <text:list-item>
          <text:p text:style-name="P3">Name</text:p>
        </text:list-item>
        <text:list-item>
          <text:p text:style-name="P3">Anzahl der Bevölkerung</text:p>
        </text:list-item>
        <text:list-item>
          <text:p text:style-name="P3">Anzahl Sitze</text:p>
        </text:list-item>
        <text:list-item>
          <text:p text:style-name="P9">Wahljahr</text:p>
        </text:list-item>
        <text:list-item>
          <text:p text:style-name="P2">Wahlkreis</text:p>
        </text:list-item>
        <text:list-item>
          <text:p text:style-name="P11">Id</text:p>
        </text:list-item>
        <text:list-item>
          <text:p text:style-name="P4">Bundesland</text:p>
        </text:list-item>
        <text:list-item>
          <text:p text:style-name="P4">Anzahl Bevölkerung</text:p>
        </text:list-item>
        <text:list-item>
          <text:p text:style-name="P9">Siegerpartei / -kandidat</text:p>
        </text:list-item>
        <text:list-item>
          <text:p text:style-name="P5">(Kandidaten)</text:p>
        </text:list-item>
        <text:list-item>
          <text:p text:style-name="P9">Wahljahr</text:p>
        </text:list-item>
        <text:list-item>
          <text:p text:style-name="P12">Partei</text:p>
        </text:list-item>
        <text:list-item>
          <text:p text:style-name="P11">Id</text:p>
        </text:list-item>
        <text:list-item>
          <text:p text:style-name="P3">Bundesland</text:p>
        </text:list-item>
        <text:list-item>
          <text:p text:style-name="P3">Anzahl Erststimmen</text:p>
        </text:list-item>
        <text:list-item>
          <text:p text:style-name="P3">Anzahl Zweitstimmen</text:p>
        </text:list-item>
        <text:list-item>
          <text:p text:style-name="P10">gewonnene Wahlkreise</text:p>
        </text:list-item>
        <text:list-item>
          <text:p text:style-name="P3">Anzahl Sitze</text:p>
        </text:list-item>
        <text:list-item>
          <text:p text:style-name="P10">5%-Hürde</text:p>
        </text:list-item>
        <text:list-item>
          <text:p text:style-name="P9">Wahljahr</text:p>
        </text:list-item>
        <text:list-item>
          <text:p text:style-name="P12">Landesliste</text:p>
        </text:list-item>
        <text:list-item>
          <text:p text:style-name="P11">Id</text:p>
        </text:list-item>
        <text:list-item>
          <text:p text:style-name="P3">Partei</text:p>
        </text:list-item>
        <text:list-item>
          <text:p text:style-name="P3"><text:span text:style-name="T3">(</text:span>Bundesland<text:span text:style-name="T3">)</text:span></text:p>
        </text:list-item>
        <text:list-item>
          <text:p text:style-name="P3"><text:span text:style-name="T2">(</text:span>Kandidaten<text:span text:style-name="T2">)</text:span></text:p>
        </text:list-item>
        <text:list-item>
          <text:p text:style-name="P9">Wahljahr</text:p>
        </text:list-item>
        <text:list-item>
          <text:p text:style-name="P12">Kandidat</text:p>
        </text:list-item>
        <text:list-item>
          <text:p text:style-name="P11">Id</text:p>
        </text:list-item>
        <text:list-item>
          <text:p text:style-name="P3">Name</text:p>
        </text:list-item>
        <text:list-item>
          <text:p text:style-name="P3">Wahlkreis</text:p>
        </text:list-item>
        <text:list-item>
          <text:p text:style-name="P6">Listenplatz</text:p>
        </text:list-item>
        <text:list-item>
          <text:p text:style-name="P7">(Bundesland)</text:p>
        </text:list-item>
        <text:list-item>
          <text:p text:style-name="P3">Partei</text:p>
        </text:list-item>
        <text:list-item>
          <text:p text:style-name="P3">Anzahl Erststimmen</text:p>
        </text:list-item>
        <text:list-item>
          <text:p text:style-name="P9">Wahljahr</text:p>
        </text:list-item>
        <text:list-item>
          <text:p text:style-name="P13">Bürger / <text:span text:style-name="T3">Stimme</text:span></text:p>
        </text:list-item>
        <text:list-item>
          <text:p text:style-name="P8">Id</text:p>
        </text:list-item>
        <text:list-item>
          <text:p text:style-name="P8">Wahlkreis</text:p>
        </text:list-item>
        <text:list-item>
          <text:p text:style-name="P8">Erststimme</text:p>
        </text:list-item>
        <text:list-item>
          <text:p text:style-name="P8">Zweitstimme</text:p>
        </text:list-item>
        <text:list-item>
          <text:p text:style-name="P9">Wahljahr</text:p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3M50S</meta:editing-duration>
    <meta:editing-cycles>11</meta:editing-cycles>
    <meta:generator>LibreOffice/4.2.6.3$Windows_x86 LibreOffice_project/3fd416d4c6db7d3204c17ce57a1d70f6e531ee21</meta:generator>
    <dc:date>2015-10-16T17:04:37.273000000</dc:date>
    <meta:document-statistic meta:table-count="0" meta:image-count="0" meta:object-count="0" meta:page-count="1" meta:paragraph-count="44" meta:word-count="100" meta:character-count="472" meta:non-whitespace-character-count="459"/>
    <meta:user-defined meta:name="Info 1"/>
    <meta:user-defined meta:name="Info 2"/>
    <meta:user-defined meta:name="Info 3"/>
    <meta:user-defined meta:name="Info 4"/>
  </office:meta>
</office:document-meta>
</file>